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sans1" svg:font-family="Lucidasans"/>
    <style:font-face style:name="OpenSymbol" svg:font-family="OpenSymbol"/>
    <style:font-face style:name="Courier 10 Pitch" svg:font-family="'Courier 10 Pitch'" style:font-adornments="Normal" style:font-pitch="fixed"/>
    <style:font-face style:name="Cumberland AMT" svg:font-family="'Cumberland AMT'"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Comic Sans MS" svg:font-family="'Comic Sans MS'" style:font-family-generic="script" style:font-pitch="variable"/>
    <style:font-face style:name="Eurostile" svg:font-family="Eurostile" style:font-adornments="Normal"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Footer">
      <style:paragraph-properties fo:text-align="start" style:justify-single-word="false">
        <style:tab-stops>
          <style:tab-stop style:position="8.498cm" style:type="center"/>
          <style:tab-stop style:position="14.473cm" style:type="right"/>
        </style:tab-stops>
      </style:paragraph-properties>
      <style:text-properties fo:font-size="8pt" style:font-size-asian="8pt" style:font-size-complex="8pt"/>
    </style:style>
    <style:style style:name="P2" style:family="paragraph" style:parent-style-name="Footer">
      <style:paragraph-properties fo:text-align="start" style:justify-single-word="false">
        <style:tab-stops>
          <style:tab-stop style:position="8.498cm" style:type="center"/>
          <style:tab-stop style:position="14.473cm" style:type="right"/>
        </style:tab-stops>
      </style:paragraph-properties>
      <style:text-properties fo:font-variant="small-caps" fo:font-size="10pt" style:font-size-asian="10pt" style:font-size-complex="10pt"/>
    </style:style>
    <style:style style:name="P3" style:family="paragraph" style:parent-style-name="Footer">
      <style:paragraph-properties fo:text-align="end" style:justify-single-word="false">
        <style:tab-stops>
          <style:tab-stop style:position="8.498cm" style:type="center"/>
          <style:tab-stop style:position="14.473cm" style:type="right"/>
        </style:tab-stops>
      </style:paragraph-properties>
    </style:style>
    <style:style style:name="P4" style:family="paragraph" style:parent-style-name="Heading">
      <style:text-properties fo:font-style="normal" officeooo:rsid="00277770" officeooo:paragraph-rsid="00277770" style:font-style-asian="normal" style:font-style-complex="normal"/>
    </style:style>
    <style:style style:name="P5" style:family="paragraph" style:parent-style-name="Text_20_body">
      <style:text-properties officeooo:rsid="00277770" officeooo:paragraph-rsid="00277770"/>
    </style:style>
    <style:style style:name="P6" style:family="paragraph" style:parent-style-name="Text_20_body">
      <style:text-properties officeooo:rsid="0027ff32" officeooo:paragraph-rsid="0027ff32"/>
    </style:style>
    <style:style style:name="P7" style:family="paragraph" style:parent-style-name="Text_20_body">
      <style:text-properties officeooo:rsid="0027ff32" officeooo:paragraph-rsid="002f1dfc"/>
    </style:style>
    <style:style style:name="P8" style:family="paragraph" style:parent-style-name="Text_20_body">
      <style:text-properties officeooo:rsid="00293b02" officeooo:paragraph-rsid="00293b02"/>
    </style:style>
    <style:style style:name="P9" style:family="paragraph" style:parent-style-name="Text_20_body">
      <style:text-properties officeooo:rsid="00293b02" officeooo:paragraph-rsid="002f1dfc"/>
    </style:style>
    <style:style style:name="P10" style:family="paragraph" style:parent-style-name="Text_20_body">
      <style:text-properties officeooo:rsid="002a8ceb" officeooo:paragraph-rsid="002a8ceb"/>
    </style:style>
    <style:style style:name="P11" style:family="paragraph" style:parent-style-name="Text_20_body">
      <style:text-properties officeooo:rsid="002a8ceb" officeooo:paragraph-rsid="00306088"/>
    </style:style>
    <style:style style:name="P12" style:family="paragraph" style:parent-style-name="Text_20_body">
      <style:text-properties officeooo:rsid="002079d3"/>
    </style:style>
    <style:style style:name="P13" style:family="paragraph" style:parent-style-name="Text_20_body">
      <style:text-properties officeooo:rsid="002c41cf" officeooo:paragraph-rsid="002c41cf"/>
    </style:style>
    <style:style style:name="P14" style:family="paragraph" style:parent-style-name="Text_20_body">
      <style:text-properties officeooo:rsid="002f1dfc" officeooo:paragraph-rsid="002f1dfc"/>
    </style:style>
    <style:style style:name="P15" style:family="paragraph" style:parent-style-name="Text_20_body">
      <style:text-properties officeooo:rsid="00306088" officeooo:paragraph-rsid="00306088"/>
    </style:style>
    <style:style style:name="P16" style:family="paragraph" style:parent-style-name="Code">
      <style:text-properties officeooo:paragraph-rsid="002a1f24"/>
    </style:style>
    <style:style style:name="P17" style:family="paragraph" style:parent-style-name="Code">
      <style:text-properties officeooo:paragraph-rsid="002db104"/>
    </style:style>
    <style:style style:name="P18" style:family="paragraph" style:parent-style-name="Heading">
      <style:text-properties fo:font-style="normal" officeooo:rsid="00277770" officeooo:paragraph-rsid="00277770" style:font-style-asian="normal" style:font-style-complex="normal"/>
    </style:style>
    <style:style style:name="P19" style:family="paragraph" style:parent-style-name="Heading_20_1">
      <style:text-properties officeooo:rsid="000552a1" officeooo:paragraph-rsid="000552a1"/>
    </style:style>
    <style:style style:name="P20" style:family="paragraph" style:parent-style-name="Heading_20_2">
      <style:text-properties officeooo:paragraph-rsid="00293b02"/>
    </style:style>
    <style:style style:name="P21" style:family="paragraph" style:parent-style-name="Heading_20_2">
      <style:text-properties officeooo:paragraph-rsid="0031e3bf"/>
    </style:style>
    <style:style style:name="P22"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28f36b"/>
    </style:style>
    <style:style style:name="T4" style:family="text">
      <style:text-properties officeooo:rsid="002a1f24"/>
    </style:style>
    <style:style style:name="T5" style:family="text">
      <style:text-properties officeooo:rsid="002c25f0"/>
    </style:style>
    <style:style style:name="T6" style:family="text">
      <style:text-properties officeooo:rsid="002d7672"/>
    </style:style>
    <style:style style:name="T7" style:family="text">
      <style:text-properties officeooo:rsid="002db104"/>
    </style:style>
    <style:style style:name="T8" style:family="text">
      <style:text-properties officeooo:rsid="002f1dfc"/>
    </style:style>
    <style:style style:name="T9" style:family="text">
      <style:text-properties officeooo:rsid="00306088"/>
    </style:style>
    <style:style style:name="gr1" style:family="graphic">
      <style:graphic-properties svg:stroke-width="0.101cm" svg:stroke-color="#198a8a"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list xml:id="list328198460" text:style-name="Outline">
        <text:list-item>
          <text:h text:style-name="P19" text:outline-level="1"><text:bookmark-start text:name="__RefHeading__929_797142369"/>Généralités<text:bookmark-end text:name="__RefHeading__929_797142369"/></text:h>
          <text:list>
            <text:list-item>
              <text:h text:style-name="Heading_20_2" text:outline-level="2">Appels système (définition Wikipedia)</text:h>
            </text:list-item>
          </text:list>
        </text:list-item>
      </text:list>
      <text:p text:style-name="P5">En informatique, un appel système (en anglais, system call, abrégé en syscall) est une fonction primitive fournie par le noyau (kernel) d’un système d’exploitation et utilisée par les programmes s’exécutant dans l’espace utilisateur (en d’autres termes, tous les processus distincts du noyau).</text:p>
      <text:list xml:id="list115806523135337" text:continue-numbering="true" text:style-name="Outline">
        <text:list-item>
          <text:list>
            <text:list-item>
              <text:h text:style-name="P20" text:outline-level="2">l’appel système « fork »</text:h>
            </text:list-item>
          </text:list>
        </text:list-item>
      </text:list>
      <text:p text:style-name="P5">La fonction fork fait partie des appels système standard d'UNIX (norme POSIX). Cette fonction permet à un processus de donner naissance à un nouveau processus qui est sa <text:span text:style-name="T1">copie conforme</text:span>, en vue de réaliser un second traitement parallèle au premier. Un bon moyen de visualiser l'effet d'un fork sur un processus est d'imaginer une division cellulaire.</text:p>
      <text:list xml:id="list115805693552474" text:continue-numbering="true" text:style-name="Outline">
        <text:list-item>
          <text:list>
            <text:list-item>
              <text:h text:style-name="Heading_20_2" text:outline-level="2">Fonctionnement</text:h>
            </text:list-item>
          </text:list>
        </text:list-item>
      </text:list>
      <text:p text:style-name="P7"><text:span text:style-name="T6">La fonction </text:span>fork<text:span text:style-name="T6">()</text:span> fournit une valeur résultat qui est entière. Pour identifier le père du fils nouvellement créé, il suffit de regarder la valeur de retour du fork(). Celle-ci peut être le PID du fils, auquel cas nous sommes dans le processus père, ou bien 0 auquel cas nous sommes dans le processus fils.</text:p>
      <text:p text:style-name="P7">Le fork() peut également renvoyer la valeur -1, qui traduit une erreur lors de l’exécution de la commande.</text:p>
      <text:p text:style-name="P6">Afin d'obtenir le numéro du processus, il suffit de faire l'appel système <text:span text:style-name="T2">getpid()</text:span>, ou <text:span text:style-name="T2">getppid()</text:span> pour obtenir le numéro du père.</text:p>
      <text:p text:style-name="P6">Il faut comprendre qu’à partir de fork, le programme est duppliqué, fork est donc une fonction qui a deux valeurs de retour : l’une dans le processus père, l’autre dans le processus fils.</text:p>
      <text:list xml:id="list115806376392624" text:continue-numbering="true" text:style-name="Outline">
        <text:list-item>
          <text:list>
            <text:list-item>
              <text:h text:style-name="Heading_20_2" text:outline-level="2"><text:span text:style-name="T3">Code e</text:span>xemple</text:h>
            </text:list-item>
          </text:list>
        </text:list-item>
      </text:list>
      <text:p text:style-name="P8">Le fichier « fork.cpp » montre comment mettre en place la fonction fork.</text:p>
      <text:p text:style-name="P8">Une fois compilé ce programme affiche toutes les secondes soit le caractère * (pour le père), soit le caractère + (pour le fils).</text:p>
      <text:p text:style-name="Code">$ ./a.out </text:p>
      <text:p text:style-name="P17"><text:span text:style-name="T7">pid de ce processus : </text:span>4324</text:p>
      <text:p text:style-name="P16">fork à renvoyé le nombre 4325, <text:span text:style-name="T4">je suis donc le père et ce numéro est le pid du processus fils que je viens de créé.</text:span></text:p>
      <text:p text:style-name="Code">le mien c'est toujours : 4324</text:p>
      <text:p text:style-name="Code">*fork à renvoyé le nombre 0, je suis le processus qui vient d'être créé.</text:p>
      <text:p text:style-name="Code">mon identifiant est : 4325</text:p>
      <text:p text:style-name="Code">celui de mon père <text:s/>est : 4324</text:p>
      <text:p text:style-name="Code">+*+*+*++*+*+*+*+**++*+*+**++**+*++*+*+*+*+*+*</text:p>
      <text:p text:style-name="P9">On voit ici que les deux processus écrivent l’un après l’autre dans le terminal et qu’ils ne sont pas synchronisés : quelquefois les deux caractères * et + apparaissent en groupe (il n’y a pas d’alternance régulière).</text:p>
      <text:p text:style-name="P9"><text:soft-page-break/><text:span text:style-name="T8">O</text:span>n peut vérifier qu’il y a bien deux processus :</text:p>
      <text:p text:style-name="Code">$ ps aux | grep a.out</text:p>
      <text:p text:style-name="Code">fg <text:s text:c="7"/>4324 <text:s/>0.0 <text:s/>0.0 <text:s/>13068 <text:s/>1544 pts/0 <text:s text:c="3"/>S+ <text:s text:c="2"/>10:26 <text:s text:c="2"/>0:00 ./a.out</text:p>
      <text:p text:style-name="Code">fg <text:s text:c="7"/>4325 <text:s/>0.0 <text:s/>0.0 <text:s/>13068 <text:s text:c="2"/>180 pts/0 <text:s text:c="3"/>S+ <text:s text:c="2"/>10:26 <text:s text:c="2"/>0:00 ./a.out</text:p>
      <text:p text:style-name="P8"/>
      <text:list xml:id="list115805277426213" text:continue-numbering="true" text:style-name="Outline">
        <text:list-item>
          <text:h text:style-name="Heading_20_1" text:outline-level="1">Exercice</text:h>
          <text:list>
            <text:list-item>
              <text:h text:style-name="P21" text:outline-level="2">Synchronisation</text:h>
            </text:list-item>
          </text:list>
        </text:list-item>
      </text:list>
      <text:p text:style-name="P11"><text:span text:style-name="T9">Analyser </text:span>le code source fork.cpp, <text:span text:style-name="T5">puis le c</text:span>ompiler et faire fonctionner le programme plusieurs fois afin d’observer des résultats similaires à l’exemple précédent.</text:p>
      <text:p text:style-name="P10">Puis modifier le code source afin de synchroniser l’affichage (alternance régulière d’un car<text:span text:style-name="T6">a</text:span>ctère * suivi d’un car<text:span text:style-name="T6">a</text:span>ctère +). Réaliser cette synchronisation grâce au mécanisme des <text:s/>signaux.</text:p>
      <text:p text:style-name="P14">On doit obtenir quelquechose ressemblant à </text:p>
      <text:p text:style-name="Code">$ ./a.out </text:p>
      <text:p text:style-name="Code">*+*+*+*+*+*+*+*+*+*+*+*+*+*+*+*+</text:p>
      <text:p text:style-name="P13"/>
      <text:p text:style-name="P13">Astuce : utiliser la fonction pause(), qui permet à un processus de se suspendre jusqu’à l’arrivée d’un signal (qui devra être intercepté bien sûr).</text:p>
      <text:p text:style-name="P13"><text:span text:style-name="T8">Rappel</text:span> : seul le processus père <text:span text:style-name="T8">peut </text:span>affiche<text:span text:style-name="T8">r</text:span> le caractère *, et seul le processus fils <text:span text:style-name="T8">peut </text:span>affiche<text:span text:style-name="T8">r</text:span> le caractère +.</text:p>
      <text:list xml:id="list115804661481439" text:continue-numbering="true" text:style-name="Outline">
        <text:list-item>
          <text:list>
            <text:list-item>
              <text:h text:style-name="Heading_20_2" text:outline-level="2">plusieurs fork</text:h>
            </text:list-item>
          </text:list>
        </text:list-item>
      </text:list>
      <text:p text:style-name="P15">Créer un programme qui lance 5 processus exactement</text:p>
      <text:p text:style-name="P15"/>
      <text:p text:style-name="P13"/>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sans1" svg:font-family="Lucidasans"/>
    <style:font-face style:name="OpenSymbol" svg:font-family="OpenSymbol"/>
    <style:font-face style:name="Courier 10 Pitch" svg:font-family="'Courier 10 Pitch'" style:font-adornments="Normal" style:font-pitch="fixed"/>
    <style:font-face style:name="Cumberland AMT" svg:font-family="'Cumberland AMT'"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Comic Sans MS" svg:font-family="'Comic Sans MS'" style:font-family-generic="script" style:font-pitch="variable"/>
    <style:font-face style:name="Eurostile" svg:font-family="Eurostile" style:font-adornments="Normal"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office:font-face-decls>
  <office:styles>
    <draw:marker draw:name="Extrémités_20_de_20_flèche_20_1" draw:display-name="Extrémités de flèche 1"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horndale AMT" fo:font-size="12pt" fo:language="cs" fo:country="CZ" style:letter-kerning="true" style:font-name-asian="Albany AMT" style:font-size-asian="12pt" style:language-asian="fr" style:country-asian="FR" style:font-name-complex="Lucidasan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horndale AMT" fo:font-size="12pt" fo:language="cs" fo:country="CZ" style:letter-kerning="true" style:font-name-asian="Albany AMT" style:font-size-asian="12pt" style:language-asian="fr" style:country-asian="FR" style:font-name-complex="Lucidasans" style:font-size-complex="12pt" style:language-complex="fr" style:country-complex="F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urostile" fo:font-family="Eurostile" style:font-style-name="Normal" style:font-family-generic="swiss" style:font-pitch="variable" fo:font-size="10.5pt" fo:language="fr" fo:country="FR"/>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0cm" style:auto-text-indent="false"/>
      <style:text-properties style:font-name="Verdana" fo:font-family="Verdana" style:font-style-name="Normal" style:font-family-generic="swiss" style:font-pitch="variable" fo:font-size="10.5pt"/>
    </style:style>
    <style:style style:name="Heading" style:family="paragraph" style:parent-style-name="Contents_20_Heading" style:class="text" style:master-page-name="">
      <loext:graphic-properties draw:fill="solid" draw:fill-color="#198a8a" draw:opacity="100%"/>
      <style:paragraph-properties fo:margin-top="0cm" fo:margin-bottom="0.21cm" style:contextual-spacing="false" fo:text-align="center" style:justify-single-word="false" style:page-number="auto" fo:background-color="#198a8a" fo:padding="0.049cm" fo:border="0.51pt solid #000000" style:shadow="none" fo:keep-with-next="always"/>
      <style:text-properties style:font-name="Verdana1" fo:font-family="Verdana" style:font-style-name="Gras" style:font-family-generic="swiss" style:font-pitch="variable" fo:font-size="16pt" style:text-underline-style="none" fo:font-weight="bold" style:font-name-asian="Albany AMT" style:font-family-asian="'Albany AMT'" style:font-pitch-asian="variable" style:font-size-asian="16pt" style:font-weight-asian="bold" style:font-name-complex="Lucidasans" style:font-family-complex="Lucidasans" style:font-pitch-complex="variable" style:font-size-complex="16pt" style:font-weight-complex="bold"/>
    </style:style>
    <style:style style:name="Heading_20_1" style:display-name="Heading 1" style:family="paragraph" style:default-outline-level="1" style:list-style-name="Outline" style:class="text" style:master-page-name="">
      <style:paragraph-properties fo:margin-left="0cm" fo:margin-right="0cm" fo:margin-top="0.199cm" fo:margin-bottom="0.199cm" style:contextual-spacing="false" fo:line-height="100%" fo:text-indent="0cm" style:auto-text-indent="false" style:page-number="auto" fo:padding="0cm" fo:border="none" style:shadow="none"/>
      <style:text-properties fo:font-variant="normal" fo:text-transform="none" style:font-name="Verdana1" fo:font-family="Verdana" style:font-style-name="Gras" style:font-family-generic="swiss" style:font-pitch="variable" fo:font-size="14pt" style:text-underline-style="solid" style:text-underline-width="bold" style:text-underline-color="font-color"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199cm" fo:margin-right="0cm" fo:margin-top="0.199cm" fo:margin-bottom="0.15cm" style:contextual-spacing="false" fo:text-indent="0cm" style:auto-text-indent="false" style:page-number="auto" text:number-lines="true" text:line-number="2"/>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master-page-name="">
      <loext:graphic-properties draw:fill="none" draw:fill-color="#99ccff"/>
      <style:paragraph-properties fo:margin-top="0.199cm" fo:margin-bottom="0.15cm" style:contextual-spacing="false" style:page-number="auto" fo:background-color="transparent" fo:padding="0cm" fo:border="none" style:shadow="none"/>
      <style:text-properties fo:font-size="13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13pt" fo:language="fr" fo:country="FR"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List" style:family="paragraph"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Frame_20_contents" style:display-name="Frame contents" style:family="paragraph" style:class="extra"/>
    <style:style style:name="Index" style:family="paragraph"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3" style:auto-update="true" style:default-outline-level="" style:list-style-name="" style:class="index" style:master-page-name="">
      <loext:graphic-properties draw:fill="none" draw:fill-color="#99ccff"/>
      <style:paragraph-properties fo:margin-left="0cm" fo:margin-right="0cm" fo:margin-top="0cm" fo:margin-bottom="0cm" style:contextual-spacing="false" fo:text-align="start" style:justify-single-word="false" fo:text-indent="0cm" style:auto-text-indent="false" style:page-number="auto" fo:background-color="transparent" fo:padding="0cm" fo:border="none" style:shadow="none" fo:keep-with-next="auto" text:number-lines="false" text:line-number="0">
        <style:tab-stops/>
      </style:paragraph-properties>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family="'Cumberland AMT'" style:font-family-generic="modern" style:font-pitch="fixed" fo:font-size="10pt" style:font-name-asian="Cumberland AMT" style:font-family-asian="'Cumberland AMT'" style:font-family-generic-asian="modern" style:font-pitch-asian="fixed" style:font-size-asian="10pt" style:font-name-complex="Cumberland AMT" style:font-family-complex="'Cumberland AMT'"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code" style:family="paragraph" style:parent-style-name="Text_20_body" style:auto-update="true" style:master-page-name="">
      <style:paragraph-properties fo:margin-top="0cm" fo:margin-bottom="0.049cm" style:contextual-spacing="false" fo:line-height="100%" fo:text-align="justify" style:justify-single-word="false" style:page-number="auto" fo:padding="0.049cm" fo:border="0.06pt solid #000000" style:shadow="#000000 0.049cm 0.049cm">
        <style:tab-stops/>
      </style:paragraph-properties>
      <style:text-properties style:font-name="Courier 10 Pitch" fo:font-family="'Courier 10 Pitch'" style:font-style-name="Normal" style:font-pitch="fixed" fo:font-size="9pt" fo:language="fr" fo:country="FR" style:font-size-asian="10pt" style:font-size-complex="10pt"/>
    </style:style>
    <style:style style:name="question" style:family="paragraph" style:parent-style-name="Text_20_body" style:list-style-name="Numbering_20_1" style:class="text" style:master-page-name="">
      <loext:graphic-properties draw:fill="none" draw:fill-color="#99ccff"/>
      <style:paragraph-properties fo:margin-left="0cm" fo:margin-right="0cm" fo:margin-top="0cm" fo:margin-bottom="0cm" style:contextual-spacing="false" fo:text-indent="-0.499cm" style:auto-text-indent="false" style:page-number="auto" fo:background-color="transparent" style:shadow="none">
        <style:tab-stops>
          <style:tab-stop style:position="1.191cm"/>
        </style:tab-stops>
      </style:paragraph-properties>
      <style:text-properties fo:color="#333366" loext:opacity="100%" fo:font-style="italic" style:font-style-asian="italic" style:font-style-complex="italic"/>
    </style:style>
    <style:style style:name="réponse" style:family="paragraph" style:parent-style-name="Text_20_body" style:class="text" style:master-page-name="">
      <loext:graphic-properties draw:fill="none" draw:fill-color="#99ccff"/>
      <style:paragraph-properties style:page-number="auto" fo:background-color="transparent" fo:padding="0.049cm" fo:border="0.06pt solid #000000" style:shadow="none"/>
      <style:text-properties fo:color="#2323dc" loext:opacity="100%" style:font-name="Comic Sans MS" fo:font-family="'Comic Sans MS'" style:font-family-generic="script" style:font-pitch="variable" fo:font-size="14pt" style:font-size-asian="14pt" style:font-size-complex="14pt"/>
    </style:style>
    <style:style style:name="Code" style:family="paragraph" style:parent-style-name="Text_20_body" style:master-page-name="">
      <loext:graphic-properties draw:fill-image-width="0cm" draw:fill-image-height="0cm"/>
      <style:paragraph-properties fo:margin-top="0cm" fo:margin-bottom="0cm" style:contextual-spacing="false" style:page-number="auto" fo:padding="0.049cm" fo:border="0.06pt solid #000000" style:shadow="#808080 0.18cm 0.18cm" style:writing-mode="lr-tb">
        <style:tab-stops/>
      </style:paragraph-properties>
      <style:text-properties style:font-name="Courier 10 Pitch" fo:font-family="'Courier 10 Pitch'" style:font-style-name="Normal" style:font-pitch="fixed" fo:font-size="10pt"/>
    </style:style>
    <style:style style:name="exposant" style:family="paragraph" style:parent-style-name="Text_20_body" style:next-style-name="Text_20_body" style:class="text" style:master-page-name="">
      <style:paragraph-properties style:page-number="auto"/>
      <style:text-properties style:text-position="super 70%" fo:font-size="10pt"/>
    </style:style>
    <style:style style:name="indice" style:family="paragraph" style:parent-style-name="Text_20_body" style:next-style-name="Text_20_body" style:class="text">
      <style:text-properties style:text-position="sub 70%"/>
    </style:style>
    <style:style style:name="Drawing" style:family="paragraph" style:parent-style-name="Caption" style:class="extra"/>
    <style:style style:name="reponse" style:family="paragraph" style:parent-style-name="Text_20_body"/>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498cm" style:type="center"/>
          <style:tab-stop style:position="14.473cm" style:type="right"/>
        </style:tab-stops>
      </style:paragraph-properties>
      <style:text-properties fo:font-size="8pt" style:font-size-asian="8pt" style:font-size-complex="8pt"/>
    </style:style>
    <style:style style:name="MP2" style:family="paragraph">
      <style:paragraph-properties fo:text-align="center"/>
    </style:style>
    <style:style style:name="MP3" style:family="paragraph" style:parent-style-name="Footer">
      <style:paragraph-properties fo:text-align="start" style:justify-single-word="false">
        <style:tab-stops>
          <style:tab-stop style:position="8.498cm" style:type="center"/>
          <style:tab-stop style:position="14.473cm" style:type="right"/>
        </style:tab-stops>
      </style:paragraph-properties>
      <style:text-properties fo:font-variant="small-caps" fo:font-size="10pt" style:font-size-asian="10pt" style:font-size-complex="10pt"/>
    </style:style>
    <style:style style:name="MP4" style:family="paragraph" style:parent-style-name="Footer">
      <style:paragraph-properties fo:text-align="end" style:justify-single-word="false">
        <style:tab-stops>
          <style:tab-stop style:position="8.498cm" style:type="center"/>
          <style:tab-stop style:position="14.473cm" style:type="right"/>
        </style:tab-stops>
      </style:paragraph-properties>
    </style:style>
    <style:style style:name="Mgr1" style:family="graphic">
      <style:graphic-properties svg:stroke-width="0.101cm" svg:stroke-color="#198a8a"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1" draw:name="Forme1" draw:style-name="Mgr1" draw:text-style-name="MP2" svg:x1="0.046cm" svg:y1="0.203cm" svg:x2="16.979cm" svg:y2="0.203cm"><text:p/></draw:line></text:p>
        <text:p text:style-name="MP3">sts sn/ir jules haag</text:p>
        <text:p text:style-name="MP4"><text:page-number text:select-page="current">2</text:page-number>/<text:page-count>2</text:page-count></text:p>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9-10-11T11:20:18</meta:creation-date>
    <dc:date>2022-09-09T11:58:03.945213737</dc:date>
    <meta:editing-cycles>331</meta:editing-cycles>
    <meta:editing-duration>P2DT5H39M41S</meta:editing-duration>
    <meta:document-statistic meta:table-count="0" meta:image-count="0" meta:object-count="0" meta:page-count="2" meta:paragraph-count="39" meta:word-count="542" meta:character-count="3299" meta:non-whitespace-character-count="2746"/>
    <meta:user-defined meta:name="Info 1"/>
    <meta:user-defined meta:name="Info 2"/>
    <meta:user-defined meta:name="Info 3"/>
    <meta:user-defined meta:name="Info 4"/>
  </office:meta>
</office:document-meta>
</file>